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50c2" officeooo:paragraph-rsid="000e50c2"/>
    </style:style>
    <style:style style:name="P2" style:family="paragraph" style:parent-style-name="Standard">
      <style:text-properties officeooo:rsid="001f0881" officeooo:paragraph-rsid="001f0881"/>
    </style:style>
    <style:style style:name="P3" style:family="paragraph" style:parent-style-name="Standard">
      <style:text-properties officeooo:rsid="00216ca8" officeooo:paragraph-rsid="00222804"/>
    </style:style>
    <style:style style:name="P4" style:family="paragraph" style:parent-style-name="Standard">
      <style:text-properties officeooo:rsid="00222804" officeooo:paragraph-rsid="00222804"/>
    </style:style>
    <style:style style:name="P5" style:family="paragraph" style:parent-style-name="Standard">
      <style:text-properties officeooo:rsid="00222804" officeooo:paragraph-rsid="0024833e"/>
    </style:style>
    <style:style style:name="P6" style:family="paragraph" style:parent-style-name="Standard">
      <style:text-properties officeooo:rsid="0024833e" officeooo:paragraph-rsid="0024833e"/>
    </style:style>
    <style:style style:name="P7" style:family="paragraph" style:parent-style-name="Standard">
      <style:text-properties officeooo:rsid="0024833e" officeooo:paragraph-rsid="0027988d"/>
    </style:style>
    <style:style style:name="P8" style:family="paragraph" style:parent-style-name="Standard">
      <style:text-properties officeooo:rsid="0027988d" officeooo:paragraph-rsid="0027988d"/>
    </style:style>
    <style:style style:name="P9" style:family="paragraph" style:parent-style-name="Standard">
      <style:text-properties officeooo:rsid="0029bb09" officeooo:paragraph-rsid="002ba869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ba869" officeooo:paragraph-rsid="002ba869" style:font-weight-asian="bold" style:font-weight-complex="bold"/>
    </style:style>
    <style:style style:name="P11" style:family="paragraph" style:parent-style-name="Standard">
      <style:text-properties officeooo:rsid="002ba869" officeooo:paragraph-rsid="002ba869"/>
    </style:style>
    <style:style style:name="P12" style:family="paragraph" style:parent-style-name="Standard">
      <style:text-properties officeooo:rsid="002ba869" officeooo:paragraph-rsid="002ccfd6"/>
    </style:style>
    <style:style style:name="P13" style:family="paragraph" style:parent-style-name="Standard">
      <style:text-properties officeooo:rsid="002ba869" officeooo:paragraph-rsid="003cef8b"/>
    </style:style>
    <style:style style:name="P14" style:family="paragraph" style:parent-style-name="Standard">
      <style:text-properties officeooo:rsid="002ccfd6" officeooo:paragraph-rsid="002ccfd6"/>
    </style:style>
    <style:style style:name="P15" style:family="paragraph" style:parent-style-name="Standard">
      <style:text-properties officeooo:rsid="002ccfd6" officeooo:paragraph-rsid="003445eb"/>
    </style:style>
    <style:style style:name="P16" style:family="paragraph" style:parent-style-name="Standard">
      <style:text-properties officeooo:rsid="003445eb" officeooo:paragraph-rsid="003445eb"/>
    </style:style>
    <style:style style:name="P17" style:family="paragraph" style:parent-style-name="Standard">
      <style:text-properties officeooo:rsid="003445eb" officeooo:paragraph-rsid="0038f3b6"/>
    </style:style>
    <style:style style:name="P18" style:family="paragraph" style:parent-style-name="Standard">
      <style:text-properties fo:font-weight="normal" officeooo:rsid="0038f3b6" officeooo:paragraph-rsid="0038f3b6" style:font-weight-asian="normal" style:font-weight-complex="normal"/>
    </style:style>
    <style:style style:name="P19" style:family="paragraph" style:parent-style-name="Standard">
      <style:text-properties fo:font-weight="normal" officeooo:rsid="0038f3b6" officeooo:paragraph-rsid="003af572" style:font-weight-asian="normal" style:font-weight-complex="normal"/>
    </style:style>
    <style:style style:name="P20" style:family="paragraph" style:parent-style-name="Standard">
      <style:text-properties fo:font-weight="normal" officeooo:rsid="003af572" officeooo:paragraph-rsid="003af572" style:font-weight-asian="normal" style:font-weight-complex="normal"/>
    </style:style>
    <style:style style:name="P21" style:family="paragraph" style:parent-style-name="Standard">
      <style:text-properties fo:font-weight="normal" officeooo:rsid="003b5803" officeooo:paragraph-rsid="003b5803" style:font-weight-asian="normal" style:font-weight-complex="normal"/>
    </style:style>
    <style:style style:name="P22" style:family="paragraph" style:parent-style-name="Standard">
      <style:text-properties fo:font-weight="normal" officeooo:rsid="002ba869" officeooo:paragraph-rsid="003cef8b" style:font-weight-asian="normal" style:font-weight-complex="normal"/>
    </style:style>
    <style:style style:name="P23" style:family="paragraph" style:parent-style-name="Standard">
      <style:text-properties fo:font-weight="normal" officeooo:rsid="004a35b8" officeooo:paragraph-rsid="004a35b8" style:font-weight-asian="normal" style:font-weight-complex="normal"/>
    </style:style>
    <style:style style:name="P24" style:family="paragraph" style:parent-style-name="Standard">
      <style:text-properties fo:font-size="14pt" style:text-underline-style="solid" style:text-underline-width="auto" style:text-underline-color="font-color" fo:font-weight="bold" officeooo:rsid="003b5803" officeooo:paragraph-rsid="003b5803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style:text-underline-style="solid" style:text-underline-width="auto" style:text-underline-color="font-color" fo:font-weight="bold" officeooo:rsid="001f0881" officeooo:paragraph-rsid="001f0881" style:font-size-asian="14pt" style:font-weight-asian="bold" style:font-size-complex="14pt" style:font-weight-complex="bold"/>
    </style:style>
    <style:style style:name="P26" style:family="paragraph" style:parent-style-name="Standard">
      <style:text-properties fo:font-size="14pt" style:text-underline-style="solid" style:text-underline-width="auto" style:text-underline-color="font-color" fo:font-weight="bold" officeooo:rsid="000e50c2" officeooo:paragraph-rsid="000e50c2" style:font-size-asian="14pt" style:font-weight-asian="bold" style:font-size-complex="14pt" style:font-weight-complex="bold"/>
    </style:style>
    <style:style style:name="T1" style:family="text">
      <style:text-properties officeooo:rsid="00121d0e"/>
    </style:style>
    <style:style style:name="T2" style:family="text">
      <style:text-properties officeooo:rsid="0014d364"/>
    </style:style>
    <style:style style:name="T3" style:family="text">
      <style:text-properties officeooo:rsid="001b7d8d"/>
    </style:style>
    <style:style style:name="T4" style:family="text">
      <style:text-properties officeooo:rsid="00207e73"/>
    </style:style>
    <style:style style:name="T5" style:family="text">
      <style:text-properties officeooo:rsid="00222804"/>
    </style:style>
    <style:style style:name="T6" style:family="text">
      <style:text-properties officeooo:rsid="00230f55"/>
    </style:style>
    <style:style style:name="T7" style:family="text">
      <style:text-properties officeooo:rsid="00266f8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21d0e" style:font-weight-asian="bold" style:font-weight-complex="bold"/>
    </style:style>
    <style:style style:name="T10" style:family="text">
      <style:text-properties fo:font-weight="bold" officeooo:rsid="0014d364" style:font-weight-asian="bold" style:font-weight-complex="bold"/>
    </style:style>
    <style:style style:name="T11" style:family="text">
      <style:text-properties fo:font-weight="bold" officeooo:rsid="001b7d8d" style:font-weight-asian="bold" style:font-weight-complex="bold"/>
    </style:style>
    <style:style style:name="T12" style:family="text">
      <style:text-properties fo:font-weight="bold" officeooo:rsid="00222804" style:font-weight-asian="bold" style:font-weight-complex="bold"/>
    </style:style>
    <style:style style:name="T13" style:family="text">
      <style:text-properties fo:font-weight="bold" officeooo:rsid="00230f55" style:font-weight-asian="bold" style:font-weight-complex="bold"/>
    </style:style>
    <style:style style:name="T14" style:family="text">
      <style:text-properties fo:font-weight="bold" officeooo:rsid="00266f81" style:font-weight-asian="bold" style:font-weight-complex="bold"/>
    </style:style>
    <style:style style:name="T15" style:family="text">
      <style:text-properties fo:font-weight="bold" officeooo:rsid="002c0958" style:font-weight-asian="bold" style:font-weight-complex="bold"/>
    </style:style>
    <style:style style:name="T16" style:family="text">
      <style:text-properties fo:font-weight="bold" officeooo:rsid="002ecbd2" style:font-weight-asian="bold" style:font-weight-complex="bold"/>
    </style:style>
    <style:style style:name="T17" style:family="text">
      <style:text-properties fo:font-weight="bold" officeooo:rsid="003559d0" style:font-weight-asian="bold" style:font-weight-complex="bold"/>
    </style:style>
    <style:style style:name="T18" style:family="text">
      <style:text-properties fo:font-weight="bold" officeooo:rsid="003cef8b" style:font-weight-asian="bold" style:font-weight-complex="bold"/>
    </style:style>
    <style:style style:name="T19" style:family="text">
      <style:text-properties officeooo:rsid="002a629e"/>
    </style:style>
    <style:style style:name="T20" style:family="text">
      <style:text-properties officeooo:rsid="002ba869"/>
    </style:style>
    <style:style style:name="T21" style:family="text">
      <style:text-properties officeooo:rsid="002c0958"/>
    </style:style>
    <style:style style:name="T22" style:family="text">
      <style:text-properties officeooo:rsid="002ecbd2"/>
    </style:style>
    <style:style style:name="T23" style:family="text">
      <style:text-properties officeooo:rsid="002f9aab"/>
    </style:style>
    <style:style style:name="T24" style:family="text">
      <style:text-properties fo:font-weight="normal" officeooo:rsid="0038f3b6" style:font-weight-asian="normal" style:font-weight-complex="normal"/>
    </style:style>
    <style:style style:name="T25" style:family="text">
      <style:text-properties fo:font-weight="normal" officeooo:rsid="003cef8b" style:font-weight-asian="normal" style:font-weight-complex="normal"/>
    </style:style>
    <style:style style:name="T26" style:family="text">
      <style:text-properties officeooo:rsid="003af572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T30" style:family="text">
      <style:text-properties officeooo:rsid="003cef8b"/>
    </style:style>
    <style:style style:name="T31" style:family="text">
      <style:text-properties officeooo:rsid="003d27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1. Alap adatok:</text:p>
      <text:p text:style-name="P1"><text:tab/><text:span text:style-name="T8">1. Alhálózati adatok:</text:span><text:line-break/> <text:tab/><text:tab/><text:span text:style-name="T8">Hálózat IP címe:</text:span> 192.168.0.0<text:line-break/> <text:tab/><text:tab/><text:span text:style-name="T8">Netmask:</text:span> 255.255.25<text:span text:style-name="T23">2</text:span>.0</text:p>
      <text:p text:style-name="P1"><text:span text:style-name="T1"><text:tab/></text:span><text:span text:style-name="T9">2. Munkaállomás IP címe:</text:span><text:span text:style-name="T1"> 192.168.0.122<text:line-break/><text:tab/><text:tab/> </text:span><text:span text:style-name="T9">Netmask:</text:span><text:span text:style-name="T1"> 255.255.252.0</text:span></text:p>
      <text:p text:style-name="P1"><text:tab/><text:span text:style-name="T10">3. Alhálózat átjárójának IP címe:</text:span><text:span text:style-name="T2"> 192.168.0.255</text:span></text:p>
      <text:p text:style-name="P1"><text:span text:style-name="T3"><text:tab/></text:span><text:span text:style-name="T11">4. Windows szerver IP címe:</text:span><text:span text:style-name="T3"> 192.168.1.100</text:span></text:p>
      <text:p text:style-name="P1"><text:span text:style-name="T3"><text:tab/></text:span><text:span text:style-name="T11">5. Linux szerver IP címe:</text:span><text:span text:style-name="T3"> 192.168.2.145</text:span></text:p>
      <text:p text:style-name="P2"/>
      <text:p text:style-name="P2"/>
      <text:p text:style-name="P25"><text:span text:style-name="T19">2. </text:span>Mérések <text:span text:style-name="T4">traceroute paranccsal:</text:span></text:p>
      <text:p text:style-name="P2"/>
      <text:p text:style-name="P3"><text:tab/><text:span text:style-name="T8">1. </text:span><text:span text:style-name="T12">Windows szerver: </text:span><text:span text:style-name="T5"><text:line-break/>traceroute 192.168.1.100</text:span></text:p>
      <text:p text:style-name="P4">traceroute to 192.168.1.100 (192.168.1.100), 30 hops max, 60 byte packets</text:p>
      <text:p text:style-name="P4"><text:s/>1 <text:s/>192.168.1.100 (192.168.1.100) <text:s/>0.819 ms <text:s/>0.772 ms <text:s/>0.753 ms</text:p>
      <text:p text:style-name="P4"/>
      <text:p text:style-name="P5"><text:tab/><text:span text:style-name="T8">2.</text:span><text:span text:style-name="T13">Google DNS szerver:</text:span><text:span text:style-name="T6"><text:line-break/>traceroute 8.8.8.8</text:span></text:p>
      <text:p text:style-name="P6">traceroute to 8.8.8.8 (8.8.8.8), 30 hops max, 60 byte packets</text:p>
      <text:p text:style-name="P6"><text:s/>1 <text:s/>192.168.0.254 (192.168.0.254) <text:s/>0.236 ms <text:s/>0.204 ms <text:s/>0.216 ms</text:p>
      <text:p text:style-name="P6"><text:s/>2 <text:s/>10.2.0.2 (10.2.0.2) <text:s/>16.630 ms * *</text:p>
      <text:p text:style-name="P6"><text:s/>3 <text:s/>* * *</text:p>
      <text:p text:style-name="P6"><text:s/>4 <text:s/>10.1.1.22 (10.1.1.22) <text:s/>20.453 ms <text:s/>20.425 ms <text:s/>20.352 ms</text:p>
      <text:p text:style-name="P6"><text:s/>5 <text:s/>* * *</text:p>
      <text:p text:style-name="P6"><text:s/>6 <text:s/>catv-80-98-51-254.catv.broadband.hu (80.98.51.254) <text:s/>33.758 ms <text:s/>437.836 ms <text:s/>437.803 ms</text:p>
      <text:p text:style-name="P6"><text:s/>7 <text:s/>catv-89-135-214-61.catv.broadband.hu (89.135.214.61) <text:s/>437.799 ms <text:s/>395.470 ms <text:s/>392.169 ms</text:p>
      <text:p text:style-name="P6"><text:s/>8 <text:s/>hu-bud03a-rc1-ae46-2035.aorta.net (84.116.242.66) <text:s/>392.107 ms <text:s/>395.296 ms <text:s/>392.054 ms</text:p>
      <text:p text:style-name="P6"><text:s/>9 <text:s/>hu-bud05a-ri1-ae12-0.aorta.net (84.116.137.2) <text:s/>391.906 ms hu-bud05a-ri1-ae15-0.aorta.net (84.116.137.78) <text:s/>391.919 ms hu-bud05a-ri1-ae12-0.aorta.net (84.116.137.2) <text:s/>402.736 ms</text:p>
      <text:p text:style-name="P6">10 <text:s/>72.14.209.116 (72.14.209.116) <text:s/>418.263 ms <text:s/>418.175 ms <text:s/>418.147 ms</text:p>
      <text:p text:style-name="P6">11 <text:s/>72.14.238.103 (72.14.238.103) <text:s/>418.130 ms 72.14.238.27 (72.14.238.27) <text:s/>418.005 ms 209.85.245.239 (209.85.245.239) <text:s/>429.945 ms</text:p>
      <text:p text:style-name="P6">12 <text:s/>google-public-dns-a.google.com (8.8.8.8) <text:s/>433.657 ms <text:s/>426.128 ms <text:s/>331.480 ms</text:p>
      <text:p text:style-name="P6"/>
      <text:p text:style-name="P7"><text:tab/><text:span text:style-name="T8">3. </text:span><text:span text:style-name="T14">umszki.hu:</text:span><text:span text:style-name="T7"><text:line-break/>traceroute umszki.hu</text:span></text:p>
      <text:p text:style-name="P8">traceroute to umszki.hu (62.112.213.207), 30 hops max, 60 byte packets</text:p>
      <text:p text:style-name="P8"><text:s/>1 <text:s/>192.168.0.254 (192.168.0.254) <text:s/>0.222 ms <text:s/>0.184 ms <text:s/>0.190 ms</text:p>
      <text:p text:style-name="P8"><text:s/>2 <text:s/>10.2.0.2 (10.2.0.2) <text:s/>4.065 ms * *</text:p>
      <text:p text:style-name="P8"><text:s/>3 <text:s/>* * *</text:p>
      <text:p text:style-name="P8"><text:s/>4 <text:s/>10.1.1.22 (10.1.1.22) <text:s/>13.485 ms <text:s/>13.463 ms <text:s/>13.412 ms</text:p>
      <text:p text:style-name="P8"><text:s/>5 <text:s/>* * *</text:p>
      <text:p text:style-name="P8"><text:s/>6 <text:s/>catv-80-98-51-254.catv.broadband.hu (80.98.51.254) <text:s/>21.825 ms <text:s/>16.213 ms <text:s/>16.192 ms</text:p>
      <text:p text:style-name="P8"><text:s/>7 <text:s/>catv-89-135-214-61.catv.broadband.hu (89.135.214.61) <text:s/>16.174 ms <text:s/>14.214 ms <text:s/>14.182 ms</text:p>
      <text:p text:style-name="P8"><text:s/>8 <text:s/>hu-bud03a-rc1-ae46-2035.aorta.net (84.116.242.66) <text:s/>14.161 ms <text:s/>14.158 ms <text:s/>14.122 ms</text:p>
      <text:p text:style-name="P8"><text:s/>9 <text:s/>hu-bud06a-ri1-ae4-0.aorta.net (84.116.137.14) <text:s/>14.018 ms <text:s/>13.988 ms hu-bud06a-ri1-ae14-0.aorta.net (84.116.137.202) <text:s/>15.351 ms</text:p>
      <text:p text:style-name="P8">10 <text:s/>bpt-b4-link.telia.net (213.248.70.253) <text:s/>21.326 ms <text:s/>21.258 ms <text:s/>21.261 ms</text:p>
      <text:p text:style-name="P8">11 <text:s/>dravanet-ic-324273-bpt-b4.c.telia.net (62.115.153.5) <text:s/>21.246 ms <text:s/>21.238 ms <text:s/>21.192 ms</text:p>
      <text:p text:style-name="P8">12 <text:s/>62.112.213.207 (62.112.213.207) <text:s/>21.156 ms <text:s/>19.926 ms <text:s/>23.533 ms</text:p>
      <text:p text:style-name="P8"><text:soft-page-break/>13 <text:s/>62.112.213.207 (62.112.213.207) <text:s/>23.535 ms * <text:s/>23.487 ms</text:p>
      <text:p text:style-name="P8"/>
      <text:p text:style-name="P9"><text:span text:style-name="T28">3. Internethozzáférés sebességének mérése speedtest paranccsal:</text:span><text:line-break/><text:span text:style-name="T20">speedtest</text:span></text:p>
      <text:p text:style-name="P11">Retrieving speedtest.net configuration...</text:p>
      <text:p text:style-name="P11">Retrieving speedtest.net server list...</text:p>
      <text:p text:style-name="P11">Testing from UPC Magyarorszag (89.135.98.64)...</text:p>
      <text:p text:style-name="P11">Selecting best server based on latency...</text:p>
      <text:p text:style-name="P11">Hosted by ATW Internet Kft. (Budapest) [2.50 km]: 22.807 ms</text:p>
      <text:p text:style-name="P11">Testing download speed........................................</text:p>
      <text:p text:style-name="P11">Download: 44.85 Mbit/s</text:p>
      <text:p text:style-name="P11">Testing upload speed..................................................</text:p>
      <text:p text:style-name="P11">Upload: 20.50 Mbit/s</text:p>
      <text:p text:style-name="P11"/>
      <text:p text:style-name="P10"><text:span text:style-name="T27">4. Nyitott portok keresése:</text:span><text:line-break/></text:p>
      <text:p text:style-name="P13"><text:span text:style-name="T21"><text:tab/></text:span><text:span text:style-name="T15">1. A mérésre használt munkaállomásokon levő nyitott portok:<text:line-break/></text:span><text:span text:style-name="T25">nmap -Pn 192.168.0.122</text:span></text:p>
      <text:p text:style-name="P22"/>
      <text:p text:style-name="P22"><text:span text:style-name="T30">Starting Nmap 7.01 ( https://nmap.org ) at 2018-05-31 11:37 CEST</text:span></text:p>
      <text:p text:style-name="P22"><text:span text:style-name="T30">Nmap scan report for 192.168.0.122</text:span></text:p>
      <text:p text:style-name="P22"><text:span text:style-name="T30">Host is up (0.000098s latency).</text:span></text:p>
      <text:p text:style-name="P22"><text:span text:style-name="T30">Not shown: 999 closed ports</text:span></text:p>
      <text:p text:style-name="P22"><text:span text:style-name="T30">PORT <text:s text:c="2"/>STATE SERVICE</text:span></text:p>
      <text:p text:style-name="P22"><text:span text:style-name="T30">22/tcp open <text:s/>ssh</text:span></text:p>
      <text:p text:style-name="P13"><text:span text:style-name="T18"/></text:p>
      <text:p text:style-name="P13"><text:span text:style-name="T18">Nmap done: 1 IP address (1 host up) scanned in 0.07 seconds</text:span><text:span text:style-name="T21"><text:line-break/></text:span></text:p>
      <text:p text:style-name="P12"><text:tab/><text:span text:style-name="T15">2. A windows szerveren levő nyitott portok: </text:span><text:span text:style-name="T21"><text:line-break/>nmap -Pn 192.168.1.100</text:span></text:p>
      <text:p text:style-name="P14"/>
      <text:p text:style-name="P14">Starting Nmap 7.01 ( https://nmap.org ) at 2018-05-31 11:32 CEST</text:p>
      <text:p text:style-name="P14">Nmap scan report for 192.168.1.100</text:p>
      <text:p text:style-name="P14">Host is up (0.00073s latency).</text:p>
      <text:p text:style-name="P14">Not shown: 982 closed ports</text:p>
      <text:p text:style-name="P14">PORT <text:s text:c="5"/>STATE SERVICE</text:p>
      <text:p text:style-name="P14">53/tcp <text:s text:c="3"/>open <text:s/>domain</text:p>
      <text:p text:style-name="P14">88/tcp <text:s text:c="3"/>open <text:s/>kerberos-sec</text:p>
      <text:p text:style-name="P14">135/tcp <text:s text:c="2"/>open <text:s/>msrpc</text:p>
      <text:p text:style-name="P14">139/tcp <text:s text:c="2"/>open <text:s/>netbios-ssn</text:p>
      <text:p text:style-name="P14">389/tcp <text:s text:c="2"/>open <text:s/>ldap</text:p>
      <text:p text:style-name="P14">445/tcp <text:s text:c="2"/>open <text:s/>microsoft-ds</text:p>
      <text:p text:style-name="P14">464/tcp <text:s text:c="2"/>open <text:s/>kpasswd5</text:p>
      <text:p text:style-name="P14">593/tcp <text:s text:c="2"/>open <text:s/>http-rpc-epmap</text:p>
      <text:p text:style-name="P14">636/tcp <text:s text:c="2"/>open <text:s/>ldapssl</text:p>
      <text:p text:style-name="P14">3268/tcp <text:s/>open <text:s/>globalcatLDAP</text:p>
      <text:p text:style-name="P14">3269/tcp <text:s/>open <text:s/>globalcatLDAPssl</text:p>
      <text:p text:style-name="P14">49152/tcp open <text:s/>unknown</text:p>
      <text:p text:style-name="P14">49153/tcp open <text:s/>unknown</text:p>
      <text:p text:style-name="P14">49154/tcp open <text:s/>unknown</text:p>
      <text:p text:style-name="P14">49155/tcp open <text:s/>unknown</text:p>
      <text:p text:style-name="P14">49157/tcp open <text:s/>unknown</text:p>
      <text:p text:style-name="P14"><text:soft-page-break/>49158/tcp open <text:s/>unknown</text:p>
      <text:p text:style-name="P14">49176/tcp open <text:s/>unknown</text:p>
      <text:p text:style-name="P14"/>
      <text:p text:style-name="P14">Nmap done: 1 IP address (1 host up) scanned in 2.05 seconds</text:p>
      <text:p text:style-name="P14"/>
      <text:p text:style-name="P15"><text:tab/><text:span text:style-name="T8">3. </text:span><text:span text:style-name="T16">Linux szerveren levő nyitott portok:</text:span><text:span text:style-name="T22"><text:line-break/>nmap -Pn 192.168.2.145</text:span></text:p>
      <text:p text:style-name="P16"/>
      <text:p text:style-name="P16">Starting Nmap 7.01 ( https://nmap.org ) at 2018-05-31 11:33 CEST</text:p>
      <text:p text:style-name="P16">Nmap scan report for 192.168.2.145</text:p>
      <text:p text:style-name="P16">Host is up (0.00053s latency).</text:p>
      <text:p text:style-name="P16">Not shown: 998 closed ports</text:p>
      <text:p text:style-name="P16">PORT <text:s text:c="2"/>STATE SERVICE</text:p>
      <text:p text:style-name="P16">22/tcp open <text:s/>ssh</text:p>
      <text:p text:style-name="P16">80/tcp open <text:s/>http</text:p>
      <text:p text:style-name="P16"/>
      <text:p text:style-name="P16">Nmap done: 1 IP address (1 host up) scanned in 0.06 seconds</text:p>
      <text:p text:style-name="P16"/>
      <text:p text:style-name="P17"><text:tab/><text:span text:style-name="T17">4. Az átjárón levő nyitott portok: <text:line-break/></text:span><text:span text:style-name="T24">nmap -Pn 192.168.0.255</text:span></text:p>
      <text:p text:style-name="P18"/>
      <text:p text:style-name="P18">Starting Nmap 7.01 ( https://nmap.org ) at 2018-05-31 11:35 CEST</text:p>
      <text:p text:style-name="P18">Nmap scan report for 192.168.0.255</text:p>
      <text:p text:style-name="P18">Host is up (0.077s latency).</text:p>
      <text:p text:style-name="P18">All 1000 scanned ports on 192.168.0.255 are filtered</text:p>
      <text:p text:style-name="P18"/>
      <text:p text:style-name="P18">Nmap done: 1 IP address (1 host up) scanned in 5.98 seconds</text:p>
      <text:p text:style-name="P18"/>
      <text:p text:style-name="P19"><text:tab/><text:span text:style-name="T8">5. Google DNS szerverének nyitott portjai:</text:span><text:line-break/><text:span text:style-name="T26">nmap -Pn 8.8.8.8</text:span></text:p>
      <text:p text:style-name="P20"/>
      <text:p text:style-name="P20">Starting Nmap 7.01 ( https://nmap.org ) at 2018-05-31 11:35 CEST</text:p>
      <text:p text:style-name="P20">Nmap scan report for google-public-dns-a.google.com (8.8.8.8)</text:p>
      <text:p text:style-name="P20">Host is up (0.024s latency).</text:p>
      <text:p text:style-name="P20">Not shown: 998 filtered ports</text:p>
      <text:p text:style-name="P20">PORT <text:s text:c="3"/>STATE SERVICE</text:p>
      <text:p text:style-name="P20">53/tcp <text:s/>open <text:s/>domain</text:p>
      <text:p text:style-name="P20">443/tcp open <text:s/>https</text:p>
      <text:p text:style-name="P20"/>
      <text:p text:style-name="P20">Nmap done: 1 IP address (1 host up) scanned in 4.88 seconds</text:p>
      <text:p text:style-name="P20"/>
      <text:p text:style-name="P20"/>
      <text:p text:style-name="P24">5. Nyitott portok alapján felismert hálózati szolgáltatások:</text:p>
      <text:p text:style-name="P21"><text:span text:style-name="T31"><text:tab/>1. A mérésre használt munkaállomáson: ssh<text:line-break/><text:tab/> 2. Windows szerveren: omain, kerberos-sec, msrpc, netbios-ssn, ldap, microsoft-ds, <text:tab/>kpasswd5, http-rcp-epmap, ldapssl, globalcatLDAP, globalcatLDAPssl<text:line-break/><text:tab/> 3. Linux szerveren: ssh, http<text:line-break/><text:tab/> 4. Az átjárón:<text:line-break/><text:tab/> 5. Google DNS szerverén: domain, https</text:span></text:p>
      <text:p text:style-name="P21"/>
      <text:p text:style-name="P21"/>
      <text:p text:style-name="P23"><text:soft-page-break/><text:span text:style-name="T28">6. A mérésre használt munkaállomás ARP táblája:</text:span><text:line-break/>arp -a</text:p>
      <text:p text:style-name="P23">? (192.168.0.254) at c8:3a:35:d4:43:da [ether] on enp2s0</text:p>
      <text:p text:style-name="P23">server (192.168.0.100) at d8:cb:8a:38:5d:24 [ether] on enp2s0</text:p>
      <text:p text:style-name="P23">? (192.168.1.100) at 08:00:27:37:15:3f [ether] on enp2s0</text:p>
      <text:p text:style-name="P23">? (192.168.0.255) at &lt;incomplete&gt; on enp2s0</text:p>
      <text:p text:style-name="P23">? (192.168.2.145) at 08:00:27:ca:11:64 [ether] on enp2s0</text:p>
      <text:p text:style-name="P23">? (192.168.0.124) at d8:cb:8a:38:53:c5 [ether] on enp2s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1:16:30.848058358</meta:creation-date>
    <dc:date>2018-05-31T11:51:21.246658017</dc:date>
    <meta:editing-duration>PT34M29S</meta:editing-duration>
    <meta:editing-cycles>50</meta:editing-cycles>
    <meta:generator>LibreOffice/5.1.6.2$Linux_X86_64 LibreOffice_project/10m0$Build-2</meta:generator>
    <meta:document-statistic meta:table-count="0" meta:image-count="0" meta:object-count="0" meta:page-count="4" meta:paragraph-count="116" meta:word-count="764" meta:character-count="5775" meta:non-whitespace-character-count="4926"/>
  </office:meta>
</office:document-meta>
</file>